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erializer.write( JSONSerializer serializer , Object object , Object fieldName , Type fieldType , int features , boolean unwrapped )</text:p>
          </table:table-cell>
          <table:table-cell office:value-type="float" office:value="89">
            <text:p text:style-name="Table_20_Contents">89</text:p>
          </table:table-cell>
          <table:table-cell office:value-type="float" office:value="79">
            <text:p text:style-name="Table_20_Contents">79</text:p>
          </table:table-cell>
          <table:table-cell office:value-type="float" office:value="204">
            <text:p text:style-name="Table_20_Contents">2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